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Functionele test PHP:</text:p>
      <text:p text:style-name="Standaard"><text:bookmark-start text:name="_Hlk480531241"/>Er wordt<text:s/>Een<text:s/>account<text:s/>wordt meegegeven aan de eigenaar.<text:s/></text:p>
      <text:p text:style-name="Standaard">Er komt een functie waar de eigenaar een account kan aanmaken.</text:p>
      <text:p text:style-name="Standaard">Je moet kunnen inloggen met een account en op de knop inloggen kunnen klikken om in te loggen.</text:p>
      <text:p text:style-name="Standaard">Je moet teams kunnen toevoegen.<text:s/></text:p>
      <text:p text:style-name="Standaard">Een speler linken aan een team.<text:s/></text:p>
      <text:p text:style-name="Standaard">Een wedstrijd schema kunnen aanmaken.<text:s/></text:p>
      <text:p text:style-name="Standaard">Per wedstrijd de score kunnen bijhouden en bewerken.</text:p>
      <text:p text:style-name="Standaard"/>
      <text:p text:style-name="Standaard"><text:bookmark-end text:name="_Hlk480531241"/><text:s/></text:p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m Verheijen</meta:initial-creator>
    <dc:creator>Tim Verheijen</dc:creator>
    <meta:creation-date>2017-04-20T09:35:00Z</meta:creation-date>
    <dc:date>2017-04-21T07:45:00Z</dc:date>
    <meta:template xlink:href="Normal.dotm" xlink:type="simple"/>
    <meta:editing-cycles>2</meta:editing-cycles>
    <meta:editing-duration>PT4140S</meta:editing-duration>
    <meta:document-statistic meta:page-count="1" meta:paragraph-count="1" meta:word-count="61" meta:character-count="399" meta:row-count="2" meta:non-whitespace-character-count="339"/>
  </office:meta>
</office:document-meta>
</file>